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2">
      <text:list-level-style-number text:level="1" style:num-suffix=")" style:num-format="a" style:num-letter-sync="true" text:start-value="2">
        <style:list-level-properties text:space-before="0in" text:min-label-width="0.322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in" text:min-label-width="0.2708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5">
      <text:list-level-style-bullet text:level="1" text:bullet-char="-">
        <style:list-level-properties text:space-before="0.0416in" text:min-label-width="0.25in"/>
      </text:list-level-style-bullet>
    </text:list-style>
    <text:list-style style:name="LFO6">
      <text:list-level-style-number text:level="1" style:num-suffix=")" style:num-format="a" style:num-letter-sync="true">
        <style:list-level-properties text:space-before="0in" text:min-label-width="0.25in"/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)" style:num-format="a" style:num-letter-sync="true" text:start-value="6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)" style:num-format="a" style:num-letter-sync="true" text:start-value="4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)" style:num-format="a" style:num-letter-sync="true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)" style:num-format="a" style:num-letter-sync="true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ny" style:master-page-name="MP0" style:family="paragraph">
      <style:paragraph-properties fo:break-before="page" fo:text-align="end" fo:margin-right="-0.2958in"/>
    </style:style>
    <style:style style:name="T2" style:parent-style-name="Domyślnaczcionkaakapitu" style:family="text">
      <style:text-properties style:font-weight-complex="bold" fo:font-style="italic" style:font-style-asian="italic" style:font-style-complex="italic"/>
    </style:style>
    <style:style style:name="T3" style:parent-style-name="Domyślnaczcionkaakapitu" style:family="text">
      <style:text-properties style:font-weight-complex="bold"/>
    </style:style>
    <style:style style:name="T4" style:parent-style-name="Domyślnaczcionkaakapitu" style:family="text">
      <style:text-properties fo:letter-spacing="0.0138in"/>
    </style:style>
    <style:style style:name="T5" style:parent-style-name="Domyślnaczcionkaakapitu" style:family="text">
      <style:text-properties fo:letter-spacing="0.0138in"/>
    </style:style>
    <style:style style:name="T6" style:parent-style-name="Domyślnaczcionkaakapitu" style:family="text">
      <style:text-properties fo:font-style="italic" style:font-style-asian="italic" style:font-style-complex="italic"/>
    </style:style>
    <style:style style:name="P7" style:parent-style-name="Normalny" style:family="paragraph">
      <style:paragraph-properties fo:text-align="end"/>
    </style:style>
    <style:style style:name="P8" style:parent-style-name="Normalny" style:family="paragraph">
      <style:paragraph-properties fo:text-align="end"/>
    </style:style>
    <style:style style:name="P9" style:parent-style-name="Normalny" style:family="paragraph">
      <style:paragraph-properties fo:text-align="end"/>
      <style:text-properties fo:font-size="14pt" style:font-size-asian="14pt" style:font-size-complex="14pt"/>
    </style:style>
    <style:style style:name="P10" style:parent-style-name="Nagłówek1" style:family="paragraph">
      <style:paragraph-properties fo:text-align="center"/>
      <style:text-properties fo:font-weight="bold" style:font-weight-asian="bold" style:font-size-complex="14pt"/>
    </style:style>
    <style:style style:name="T11" style:parent-style-name="Domyślnaczcionkaakapitu" style:family="text">
      <style:text-properties fo:font-size="12pt" style:font-size-asian="12pt" style:font-size-complex="12pt"/>
    </style:style>
    <style:style style:name="T1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3" style:parent-style-name="Domyślnaczcionkaakapitu" style:family="text">
      <style:text-properties fo:font-size="12pt" style:font-size-asian="12pt" style:font-size-complex="12pt"/>
    </style:style>
    <style:style style:name="T14" style:parent-style-name="Domyślnaczcionkaakapitu" style:family="text">
      <style:text-properties fo:font-size="12pt" style:font-size-asian="12pt" style:font-size-complex="12pt"/>
    </style:style>
    <style:style style:name="T15" style:parent-style-name="Domyślnaczcionkaakapitu" style:family="text">
      <style:text-properties fo:font-size="12pt" style:font-size-asian="12pt" style:font-size-complex="12pt"/>
    </style:style>
    <style:style style:name="T16" style:parent-style-name="Domyślnaczcionkaakapitu" style:family="text">
      <style:text-properties fo:font-size="12pt" style:font-size-asian="12pt" style:font-size-complex="12pt"/>
    </style:style>
    <style:style style:name="T17" style:parent-style-name="Domyślnaczcionkaakapitu" style:family="text">
      <style:text-properties fo:font-size="12pt" style:font-size-asian="12pt" style:font-size-complex="12pt"/>
    </style:style>
    <style:style style:name="T18" style:parent-style-name="Domyślnaczcionkaakapitu" style:family="text">
      <style:text-properties fo:font-size="12pt" style:font-size-asian="12pt" style:font-size-complex="12pt"/>
    </style:style>
    <style:style style:name="P19" style:parent-style-name="Tekstpodstawowy" style:family="paragraph">
      <style:paragraph-properties fo:margin-right="-0.2958in"/>
      <style:text-properties fo:font-size="12pt" style:font-size-asian="12pt" style:font-size-complex="12pt"/>
    </style:style>
    <style:style style:name="P20" style:parent-style-name="Tekstpodstawowy" style:family="paragraph">
      <style:paragraph-properties fo:margin-right="-0.2958in"/>
      <style:text-properties fo:font-size="12pt" style:font-size-asian="12pt" style:font-size-complex="12pt"/>
    </style:style>
    <style:style style:name="P21" style:parent-style-name="Tekstpodstawowy2" style:family="paragraph">
      <style:paragraph-properties fo:margin-right="-0.2958in" fo:text-indent="0.4916in"/>
      <style:text-properties fo:font-weight="bold" style:font-weight-asian="bold" fo:font-style="italic" style:font-style-asian="italic" fo:font-size="12pt" style:font-size-asian="12pt" style:font-size-complex="12pt"/>
    </style:style>
    <style:style style:name="P22" style:parent-style-name="Tekstpodstawowy2" style:family="paragraph">
      <style:paragraph-properties fo:margin-right="-0.2958in" fo:text-indent="0.4916in"/>
      <style:text-properties fo:font-weight="bold" style:font-weight-asian="bold" fo:font-style="italic" style:font-style-asian="italic" fo:font-size="12pt" style:font-size-asian="12pt" style:font-size-complex="12pt"/>
    </style:style>
    <style:style style:name="P23" style:parent-style-name="Normalny" style:family="paragraph">
      <style:paragraph-properties fo:margin-right="-0.2958in"/>
    </style:style>
    <style:style style:name="T2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6" style:parent-style-name="Domyślnaczcionkaakapitu" style:family="text">
      <style:text-properties fo:font-size="12pt" style:font-size-asian="12pt" style:font-size-complex="12pt"/>
    </style:style>
    <style:style style:name="T27" style:parent-style-name="Domyślnaczcionkaakapitu" style:family="text">
      <style:text-properties style:text-position="super 66.6%" fo:font-size="12pt" style:font-size-asian="12pt" style:font-size-complex="12pt"/>
    </style:style>
    <style:style style:name="P28" style:parent-style-name="Tekstpodstawowy" style:family="paragraph">
      <style:paragraph-properties fo:text-align="justify" fo:margin-right="-0.2958in"/>
    </style:style>
    <style:style style:name="T2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1" style:parent-style-name="Domyślnaczcionkaakapitu" style:family="text">
      <style:text-properties fo:font-size="12pt" style:font-size-asian="12pt" style:font-size-complex="12pt"/>
    </style:style>
    <style:style style:name="T3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3" style:parent-style-name="Domyślnaczcionkaakapitu" style:family="text">
      <style:text-properties fo:font-size="12pt" style:font-size-asian="12pt" style:font-size-complex="12pt"/>
    </style:style>
    <style:style style:name="T34" style:parent-style-name="Domyślnaczcionkaakapitu" style:family="text">
      <style:text-properties fo:font-style="italic" style:font-style-asian="italic" fo:font-size="12pt" style:font-size-asian="12pt"/>
    </style:style>
    <style:style style:name="T35" style:parent-style-name="Domyślnaczcionkaakapitu" style:family="text">
      <style:text-properties fo:font-size="12pt" style:font-size-asian="12pt"/>
    </style:style>
    <style:style style:name="P36" style:parent-style-name="Tekstpodstawowy" style:family="paragraph">
      <style:paragraph-properties fo:text-align="justify" fo:margin-right="-0.2958in"/>
    </style:style>
    <style:style style:name="T37" style:parent-style-name="Domyślnaczcionkaakapitu" style:family="text">
      <style:text-properties fo:font-style="italic" style:font-style-asian="italic" fo:font-size="12pt" style:font-size-asian="12pt"/>
    </style:style>
    <style:style style:name="T38" style:parent-style-name="Domyślnaczcionkaakapitu" style:family="text">
      <style:text-properties fo:font-style="italic" style:font-style-asian="italic" fo:letter-spacing="0.0138in" fo:font-size="12pt" style:font-size-asian="12pt"/>
    </style:style>
    <style:style style:name="P39" style:parent-style-name="Tekstpodstawowy" style:family="paragraph">
      <style:paragraph-properties fo:margin-right="-0.2958in"/>
      <style:text-properties fo:font-size="12pt" style:font-size-asian="12pt" style:font-size-complex="12pt"/>
    </style:style>
    <style:style style:name="P40" style:parent-style-name="Tekstpodstawowy" style:family="paragraph">
      <style:paragraph-properties fo:margin-right="-0.2958in"/>
      <style:text-properties fo:font-size="12pt" style:font-size-asian="12pt" style:font-size-complex="12pt"/>
    </style:style>
    <style:style style:name="P41" style:parent-style-name="Tekstpodstawowy" style:family="paragraph">
      <style:paragraph-properties fo:margin-right="-0.2958in"/>
    </style:style>
    <style:style style:name="T42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T43" style:parent-style-name="Domyślnaczcionkaakapitu" style:family="text">
      <style:text-properties fo:font-size="12pt" style:font-size-asian="12pt" style:font-size-complex="12pt"/>
    </style:style>
    <style:style style:name="P44" style:parent-style-name="Tekstpodstawowy" style:family="paragraph">
      <style:paragraph-properties fo:margin-right="-0.2958in"/>
    </style:style>
    <style:style style:name="T45" style:parent-style-name="Domyślnaczcionkaakapitu" style:family="text">
      <style:text-properties fo:font-size="12pt" style:font-size-asian="12pt" style:font-size-complex="12pt"/>
    </style:style>
    <style:style style:name="T46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T47" style:parent-style-name="Domyślnaczcionkaakapitu" style:family="text">
      <style:text-properties fo:font-size="12pt" style:font-size-asian="12pt" style:font-size-complex="12pt"/>
    </style:style>
    <style:style style:name="T48" style:parent-style-name="Domyślnaczcionkaakapitu" style:family="text">
      <style:text-properties fo:font-size="12pt" style:font-size-asian="12pt" style:font-size-complex="12pt"/>
    </style:style>
    <style:style style:name="P49" style:parent-style-name="Tekstpodstawowy" style:family="paragraph">
      <style:paragraph-properties fo:margin-right="-0.2958in"/>
      <style:text-properties fo:font-size="12pt" style:font-size-asian="12pt" style:font-size-complex="12pt"/>
    </style:style>
    <style:style style:name="P50" style:parent-style-name="Tekstpodstawowy" style:family="paragraph">
      <style:paragraph-properties fo:margin-right="-0.2958in"/>
      <style:text-properties fo:font-size="12pt" style:font-size-asian="12pt" style:font-size-complex="12pt"/>
    </style:style>
    <style:style style:name="P51" style:parent-style-name="Tekstpodstawowy" style:family="paragraph">
      <style:paragraph-properties fo:margin-right="-0.2958in"/>
    </style:style>
    <style:style style:name="T52" style:parent-style-name="Domyślnaczcionkaakapitu" style:family="text">
      <style:text-properties fo:font-size="12pt" style:font-size-asian="12pt" style:font-size-complex="12pt"/>
    </style:style>
    <style:style style:name="P53" style:parent-style-name="Tekstpodstawowy" style:family="paragraph">
      <style:paragraph-properties fo:margin-right="-0.2958in"/>
    </style:style>
    <style:style style:name="P54" style:parent-style-name="Normalny" style:family="paragraph">
      <style:paragraph-properties fo:text-align="justify" fo:margin-right="-0.2958in"/>
    </style:style>
    <style:style style:name="T5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7" style:parent-style-name="Domyślnaczcionkaakapitu" style:family="text">
      <style:text-properties fo:font-size="12pt" style:font-size-asian="12pt" style:font-size-complex="12pt"/>
    </style:style>
    <style:style style:name="P58" style:parent-style-name="Normalny" style:family="paragraph">
      <style:paragraph-properties fo:text-align="justify" fo:margin-right="-0.2958in"/>
    </style:style>
    <style:style style:name="T59" style:parent-style-name="Domyślnaczcionkaakapitu" style:family="text">
      <style:text-properties fo:font-size="12pt" style:font-size-asian="12pt" style:font-size-complex="12pt"/>
    </style:style>
    <style:style style:name="T60" style:parent-style-name="Domyślnaczcionkaakapitu" style:family="text">
      <style:text-properties style:text-position="super 66.6%" fo:font-size="12pt" style:font-size-asian="12pt" style:font-size-complex="12pt"/>
    </style:style>
    <style:style style:name="T61" style:parent-style-name="Domyślnaczcionkaakapitu" style:family="text">
      <style:text-properties fo:font-size="12pt" style:font-size-asian="12pt" style:font-size-complex="12pt"/>
    </style:style>
    <style:style style:name="P62" style:parent-style-name="Normalny" style:family="paragraph">
      <style:paragraph-properties fo:text-align="justify" fo:margin-right="-0.2958in"/>
    </style:style>
    <style:style style:name="T63" style:parent-style-name="Domyślnaczcionkaakapitu" style:family="text">
      <style:text-properties fo:font-size="12pt" style:font-size-asian="12pt" style:font-size-complex="12pt"/>
    </style:style>
    <style:style style:name="T64" style:parent-style-name="Domyślnaczcionkaakapitu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5" style:parent-style-name="Domyślnaczcionkaakapitu" style:family="text">
      <style:text-properties fo:font-size="12pt" style:font-size-asian="12pt" style:font-size-complex="12pt"/>
    </style:style>
    <style:style style:name="P66" style:parent-style-name="Normalny" style:family="paragraph">
      <style:paragraph-properties fo:text-align="justify" fo:margin-right="-0.2958in"/>
    </style:style>
    <style:style style:name="T67" style:parent-style-name="Domyślnaczcionkaakapitu" style:family="text">
      <style:text-properties fo:font-size="12pt" style:font-size-asian="12pt" style:font-size-complex="12pt"/>
    </style:style>
    <style:style style:name="T68" style:parent-style-name="Domyślnaczcionkaakapitu" style:family="text">
      <style:text-properties style:text-position="super 66.6%" fo:font-size="12pt" style:font-size-asian="12pt" style:font-size-complex="12pt"/>
    </style:style>
    <style:style style:name="T69" style:parent-style-name="Domyślnaczcionkaakapitu" style:family="text">
      <style:text-properties fo:font-size="12pt" style:font-size-asian="12pt" style:font-size-complex="12pt"/>
    </style:style>
    <style:style style:name="P70" style:parent-style-name="Normalny" style:family="paragraph">
      <style:paragraph-properties fo:text-align="justify" fo:margin-right="-0.2958in"/>
      <style:text-properties fo:font-size="12pt" style:font-size-asian="12pt" style:font-size-complex="12pt"/>
    </style:style>
    <style:style style:name="P71" style:parent-style-name="Normalny" style:family="paragraph">
      <style:paragraph-properties fo:text-align="justify" fo:margin-right="-0.2951in"/>
      <style:text-properties fo:font-size="12pt" style:font-size-asian="12pt" style:font-size-complex="12pt"/>
    </style:style>
    <style:style style:name="P72" style:parent-style-name="Normalny" style:family="paragraph">
      <style:paragraph-properties fo:margin-right="-0.2958in"/>
    </style:style>
    <style:style style:name="T7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5" style:parent-style-name="Domyślnaczcionkaakapitu" style:family="text">
      <style:text-properties fo:font-size="12pt" style:font-size-asian="12pt" style:font-size-complex="12pt"/>
    </style:style>
    <style:style style:name="P76" style:parent-style-name="Normalny" style:family="paragraph">
      <style:paragraph-properties fo:margin-right="-0.2958in"/>
      <style:text-properties fo:font-size="12pt" style:font-size-asian="12pt" style:font-size-complex="12pt"/>
    </style:style>
    <style:style style:name="P77" style:parent-style-name="Normalny" style:family="paragraph">
      <style:paragraph-properties fo:margin-right="-0.2958in"/>
      <style:text-properties fo:font-size="12pt" style:font-size-asian="12pt" style:font-size-complex="12pt"/>
    </style:style>
    <style:style style:name="P78" style:parent-style-name="Normalny" style:family="paragraph">
      <style:paragraph-properties fo:margin-right="-0.2958in"/>
      <style:text-properties fo:font-size="12pt" style:font-size-asian="12pt" style:font-size-complex="12pt"/>
    </style:style>
    <style:style style:name="P79" style:parent-style-name="Normalny" style:family="paragraph">
      <style:paragraph-properties fo:margin-right="-0.2958in"/>
      <style:text-properties fo:font-size="12pt" style:font-size-asian="12pt" style:font-size-complex="12pt"/>
    </style:style>
    <style:style style:name="P80" style:parent-style-name="Normalny" style:family="paragraph">
      <style:paragraph-properties fo:margin-right="-0.2958in"/>
    </style:style>
    <style:style style:name="T81" style:parent-style-name="Domyślnaczcionkaakapitu" style:family="text">
      <style:text-properties style:font-weight-complex="bold" fo:font-style="italic" style:font-style-asian="italic" style:font-style-complex="italic" fo:font-size="12pt" style:font-size-asian="12pt" style:font-size-complex="12pt"/>
    </style:style>
    <style:style style:name="T82" style:parent-style-name="Domyślnaczcionkaakapitu" style:family="text">
      <style:text-properties style:font-weight-complex="bold" fo:font-style="italic" style:font-style-asian="italic" style:font-style-complex="italic" fo:font-size="12pt" style:font-size-asian="12pt" style:font-size-complex="12pt"/>
    </style:style>
    <style:style style:name="T83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84" style:parent-style-name="Domyślnaczcionkaakapitu" style:family="text">
      <style:text-properties style:font-weight-complex="bold" fo:font-style="italic" style:font-style-asian="italic" style:font-style-complex="italic" fo:font-size="12pt" style:font-size-asian="12pt" style:font-size-complex="12pt"/>
    </style:style>
    <style:style style:name="T85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T86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T87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P88" style:parent-style-name="Normalny" style:family="paragraph">
      <style:paragraph-properties fo:text-align="justify" fo:margin-right="-0.2951in"/>
    </style:style>
    <style:style style:name="T89" style:parent-style-name="Domyślnaczcionkaakapitu" style:family="text">
      <style:text-properties fo:font-size="12pt" style:font-size-asian="12pt" style:font-size-complex="12pt"/>
    </style:style>
    <style:style style:name="T90" style:parent-style-name="Domyślnaczcionkaakapitu" style:family="text">
      <style:text-properties fo:font-size="12pt" style:font-size-asian="12pt" style:font-size-complex="12pt"/>
    </style:style>
    <style:style style:name="T91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T92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P93" style:parent-style-name="Normalny" style:family="paragraph">
      <style:paragraph-properties fo:margin-right="-0.2958in"/>
      <style:text-properties fo:font-size="13pt" style:font-size-asian="13pt"/>
    </style:style>
    <style:style style:name="P94" style:parent-style-name="Normalny" style:family="paragraph">
      <style:paragraph-properties fo:margin-right="-0.2958in"/>
      <style:text-properties fo:font-size="13pt" style:font-size-asian="13pt"/>
    </style:style>
    <style:style style:name="P95" style:parent-style-name="Normalny" style:family="paragraph">
      <style:paragraph-properties fo:margin-right="-0.2958in"/>
      <style:text-properties fo:font-size="13pt" style:font-size-asian="13pt"/>
    </style:style>
    <style:style style:name="P96" style:parent-style-name="Normalny" style:family="paragraph">
      <style:paragraph-properties fo:margin-right="-0.2958in"/>
      <style:text-properties fo:font-size="13pt" style:font-size-asian="13pt"/>
    </style:style>
    <style:style style:name="P97" style:parent-style-name="Normalny" style:family="paragraph">
      <style:paragraph-properties fo:margin-right="-0.2958in"/>
      <style:text-properties fo:font-size="13pt" style:font-size-asian="13pt"/>
    </style:style>
    <style:style style:name="P98" style:parent-style-name="Normalny" style:family="paragraph">
      <style:paragraph-properties fo:margin-right="-0.2958in"/>
      <style:text-properties fo:font-size="13pt" style:font-size-asian="13pt"/>
    </style:style>
    <style:style style:name="P99" style:parent-style-name="Normalny" style:family="paragraph">
      <style:paragraph-properties fo:text-align="center" fo:margin-right="-0.2958in"/>
    </style:style>
    <style:style style:name="P100" style:parent-style-name="Normalny" style:family="paragraph">
      <style:paragraph-properties fo:text-align="justify" fo:margin-left="2.4583in" fo:margin-right="-0.2951in">
        <style:tab-stops/>
      </style:paragraph-properties>
    </style:style>
    <style:style style:name="P101" style:parent-style-name="Normalny" style:family="paragraph">
      <style:paragraph-properties fo:text-align="center" fo:margin-right="-0.2958in"/>
    </style:style>
    <style:style style:name="P102" style:parent-style-name="Normalny" style:family="paragraph">
      <style:paragraph-properties fo:text-align="center" fo:margin-right="-0.2958in"/>
    </style:style>
    <style:style style:name="P103" style:parent-style-name="Normalny" style:family="paragraph">
      <style:paragraph-properties fo:margin-right="-0.2958in"/>
    </style:style>
    <style:style style:name="P104" style:parent-style-name="Normalny" style:family="paragraph">
      <style:paragraph-properties fo:text-align="center" fo:margin-right="-0.2958in"/>
    </style:style>
    <style:style style:name="P105" style:parent-style-name="Normalny" style:family="paragraph">
      <style:paragraph-properties fo:text-align="center" fo:margin-right="-0.2958in"/>
    </style:style>
    <style:style style:name="P106" style:parent-style-name="Normalny" style:family="paragraph">
      <style:paragraph-properties fo:text-align="center" fo:margin-right="-0.2958in"/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07" style:parent-style-name="Tekstpodstawowy" style:family="paragraph">
      <style:paragraph-properties fo:margin-right="-0.2958in"/>
    </style:style>
    <style:style style:name="T108" style:parent-style-name="Domyślnaczcionkaakapitu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09" style:parent-style-name="Domyślnaczcionkaakapitu" style:family="text">
      <style:text-properties fo:font-size="12pt" style:font-size-asian="12pt" style:font-size-complex="12pt"/>
    </style:style>
    <style:style style:name="P110" style:parent-style-name="Normalny" style:family="paragraph">
      <style:paragraph-properties fo:text-align="justify" fo:margin-right="-0.2958in">
        <style:tab-stops>
          <style:tab-stop style:type="left" style:position="5.9062in"/>
        </style:tab-stops>
      </style:paragraph-properties>
    </style:style>
    <style:style style:name="T111" style:parent-style-name="Domyślnaczcionkaakapitu" style:family="text">
      <style:text-properties fo:font-size="12pt" style:font-size-asian="12pt" style:font-size-complex="12pt"/>
    </style:style>
    <style:style style:name="T11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13" style:parent-style-name="Domyślnaczcionkaakapitu" style:family="text">
      <style:text-properties fo:font-size="12pt" style:font-size-asian="12pt" style:font-size-complex="12pt"/>
    </style:style>
    <style:style style:name="T114" style:parent-style-name="Domyślnaczcionkaakapitu" style:family="text">
      <style:text-properties fo:font-size="12pt" style:font-size-asian="12pt" style:font-size-complex="12pt"/>
    </style:style>
    <style:style style:name="T115" style:parent-style-name="Domyślnaczcionkaakapitu" style:family="text">
      <style:text-properties fo:font-size="12pt" style:font-size-asian="12pt" style:font-size-complex="12pt"/>
    </style:style>
    <style:style style:name="T11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17" style:parent-style-name="Domyślnaczcionkaakapitu" style:family="text">
      <style:text-properties fo:font-size="12pt" style:font-size-asian="12pt" style:font-size-complex="12pt"/>
    </style:style>
    <style:style style:name="T118" style:parent-style-name="Domyślnaczcionkaakapitu" style:family="text">
      <style:text-properties fo:font-size="12pt" style:font-size-asian="12pt" style:font-size-complex="12pt"/>
    </style:style>
    <style:style style:name="T119" style:parent-style-name="Domyślnaczcionkaakapitu" style:family="text">
      <style:text-properties fo:font-size="12pt" style:font-size-asian="12pt" style:font-size-complex="12pt"/>
    </style:style>
    <style:style style:name="T120" style:parent-style-name="Domyślnaczcionkaakapitu" style:family="text">
      <style:text-properties fo:font-size="12pt" style:font-size-asian="12pt" style:font-size-complex="12pt"/>
    </style:style>
    <style:style style:name="P121" style:parent-style-name="Normalny" style:family="paragraph">
      <style:paragraph-properties fo:text-align="justify" fo:margin-right="-0.2958in"/>
      <style:text-properties fo:font-size="12pt" style:font-size-asian="12pt" style:font-size-complex="12pt"/>
    </style:style>
    <style:style style:name="P122" style:parent-style-name="Normalny" style:family="paragraph">
      <style:paragraph-properties fo:text-align="justify" fo:margin-right="-0.2958in"/>
      <style:text-properties fo:font-size="12pt" style:font-size-asian="12pt" style:font-size-complex="12pt"/>
    </style:style>
    <style:style style:name="P123" style:parent-style-name="Normalny" style:family="paragraph">
      <style:paragraph-properties fo:text-align="justify" fo:margin-right="-0.2958in"/>
      <style:text-properties fo:font-size="12pt" style:font-size-asian="12pt" style:font-size-complex="12pt"/>
    </style:style>
    <style:style style:name="P124" style:parent-style-name="Normalny" style:family="paragraph">
      <style:paragraph-properties fo:text-align="justify" fo:margin-right="-0.2958in"/>
      <style:text-properties fo:font-size="13pt" style:font-size-asian="13pt"/>
    </style:style>
    <style:style style:name="P125" style:parent-style-name="Normalny" style:family="paragraph">
      <style:paragraph-properties fo:text-align="justify" fo:margin-right="-0.2958in"/>
    </style:style>
    <style:style style:name="T126" style:parent-style-name="Domyślnaczcionkaakapitu" style:family="text">
      <style:text-properties fo:font-size="13pt" style:font-size-asian="13pt"/>
    </style:style>
    <style:style style:name="P127" style:parent-style-name="Normalny" style:family="paragraph">
      <style:paragraph-properties fo:text-align="justify" fo:margin-right="-0.2958in"/>
      <style:text-properties fo:font-weight="bold" style:font-weight-asian="bold"/>
    </style:style>
    <style:style style:name="P128" style:parent-style-name="Normalny" style:family="paragraph">
      <style:paragraph-properties fo:margin-right="-0.2958in"/>
    </style:style>
    <style:style style:name="P129" style:parent-style-name="Tekstpodstawowy" style:family="paragraph">
      <style:paragraph-properties fo:margin-left="0.1972in" fo:margin-right="-0.2958in" fo:text-indent="-0.1972in">
        <style:tab-stops/>
      </style:paragraph-properties>
    </style:style>
    <style:style style:name="T130" style:parent-style-name="Domyślnaczcionkaakapitu" style:family="text">
      <style:text-properties fo:font-size="10pt" style:font-size-asian="10pt"/>
    </style:style>
    <style:style style:name="T131" style:parent-style-name="Domyślnaczcionkaakapitu" style:family="text">
      <style:text-properties fo:font-size="10pt" style:font-size-asian="10pt"/>
    </style:style>
    <style:style style:name="T132" style:parent-style-name="Domyślnaczcionkaakapitu" style:family="text">
      <style:text-properties fo:font-weight="bold" style:font-weight-asian="bold" fo:font-style="italic" style:font-style-asian="italic" fo:font-size="10pt" style:font-size-asian="10pt"/>
    </style:style>
    <style:style style:name="P133" style:parent-style-name="Normalny" style:family="paragraph">
      <style:paragraph-properties fo:margin-right="-0.2958in"/>
    </style:style>
    <style:style style:name="P134" style:parent-style-name="Normalny" style:family="paragraph">
      <style:paragraph-properties fo:margin-right="-0.2958in"/>
      <style:text-properties fo:font-size="13pt" style:font-size-asian="13pt"/>
    </style:style>
  </office:automatic-styles>
  <office:body>
    <office:text text:use-soft-page-breaks="true">
      <text:p text:style-name="P1">………………., dnia <text:s/>. . . . . . . . . . . . . . . . .<text:s/></text:p>
      <text:p text:style-name="Normalny">. . . . . . . . . . . . . . . . . . . . . . . . . . . . . . . . . . . . .<text:s/></text:p>
      <text:p text:style-name="Normalny">imię, nazwisko i adres inwestora<text:s/></text:p>
      <text:p text:style-name="Normalny"><text:span text:style-name="T2">(oraz - w przypadku, gdy ma zastosowanie)</text:span><text:span text:style-name="T3"><text:s/></text:span></text:p>
      <text:p text:style-name="Normalny">reprezentowanego przez pełnomocnika :<text:s/></text:p>
      <text:p text:style-name="Normalny"><text:span text:style-name="T4">....................................................</text:span></text:p>
      <text:p text:style-name="Normalny">adres :<text:s/><text:span text:style-name="T5">............................................</text:span></text:p>
      <text:p text:style-name="Normalny"><text:span text:style-name="T6">(ew. pieczątka firmowa instytucji)</text:span><text:s text:c="50"/></text:p>
      <text:p text:style-name="P7">…………………………………</text:p>
      <text:p text:style-name="P8"/>
      <text:p text:style-name="P9"/>
      <text:h text:style-name="P10" text:outline-level="1"><text:s text:c="7"/>Wniosek o wydanie decyzji o warunkach zabudowy</text:h>
      <text:p text:style-name="Normalny"><text:s text:c="51"/></text:p>
      <text:p text:style-name="Tekstpodstawowy3"><text:tab/><text:span text:style-name="T11">Na podstawie art. 52 ust.1 ustawy z dnia 27 marca 2003r. o planowaniu i zagospodarowaniu przestrzennym (Dz.U. z 2003r. nr 80, poz. 717 z późn. zmianami) proszę o wydanie<text:s/></text:span><text:span text:style-name="T12">decyzji o warunkach zabudowy</text:span><text:span text:style-name="T13"><text:s/>dla działki (-ek) nr ewidencyjny . . . . . . . . . . . . . . . . . . . . . . . . . . . . . . . . . .</text:span><text:span text:style-name="T14"><text:s/>. . . . . . . . . . . . . . <text:s/>karta mapy</text:span><text:span text:style-name="T15"><text:s text:c="2"/>. . . . . . . obręb. . . . .<text:s/></text:span><text:span text:style-name="T16">. . . . położonej (-ych) w ……………..</text:span><text:span text:style-name="T17"><text:s/>przy ul. <text:s/>. . . . . . . . . . . . . . . . . . . . . . . stanowiącej (-ych) własność . . . . . . . . . . . . . . . . . . . . . . . . . . . . . . . . . . . . . . . . . . . . . . . . . .<text:s/></text:span><text:span text:style-name="T18">. . . . . . . . . . . . . . . .. ………………………………….</text:span></text:p>
      <text:p text:style-name="P19">zam. <text:s/>. . . . . . . . . . . . . . . . . . . . . . . . . . . . . . . . . . . . . . . . . . . . . . ..<text:s/>. . . . . . . . . . . . . . . . . . . . .<text:s/>……...</text:p>
      <text:p text:style-name="P20"/>
      <text:p text:style-name="P21">UWAGA : we wniosku należy uwzględnić także działkę (-i) przewidzianą (-e) dla realizacji sieci lub przyłączy infrastruktury technicznej w ramach inwestycji podstawowej – np. pas drogowy przylegającej ulicy zawierający sieci, do których ma nastąpić przyłączenie</text:p>
      <text:p text:style-name="P22"/>
      <text:p text:style-name="P23"><text:span text:style-name="T24">1</text:span><text:span text:style-name="T25">)</text:span><text:span text:style-name="T26"><text:s/>Powierzchnia terenu (działki) objętego wnioskiem <text:s/>. . . . . . . . . . m</text:span><text:span text:style-name="T27">2</text:span></text:p>
      <text:p text:style-name="P28"><text:span text:style-name="T29">2</text:span><text:span text:style-name="T30">)</text:span><text:span text:style-name="T31"><text:s/>Funkcja obiektu i planowany sposób zagospodarowania terenu oraz charakterystyka zabudowy i zagospodarowania terenu :<text:s/></text:span><text:span text:style-name="T32">budowa, rozbudowa, nadbudowa</text:span><text:span text:style-name="T33">*</text:span><text:s/>………………………………………………………………………………………………..<text:s text:c="2"/>(<text:span text:style-name="T34">należy określić w sposób wyczerpujący i jednoznaczny - opisowo i graficznie - charakter wnioskowanej funkcji: mieszkaniowa np. budynek jednorodzinny, wielorodzinny; usługowo-mieszkalna; usługowa - podać charakter i rodzaj usług; towarzysząca np. budynek gospodarczy, garaż itp.; jej orientacyjne parametry liczbowe: pow. zabudowy, użytkowa, ilość kondygnacji, gabaryty i wielkość w formie szkiców lub koncepcji zagospodarowania terenu oraz jego podziału, gdy jest przewidywany), w przypadku inwestycji planowanej w miejscu budynku przeznaczonego do rozbiórki określić to we wniosku</text:span><text:span text:style-name="T35">)</text:span></text:p>
      <text:p text:style-name="P36"><text:span text:style-name="T37"><text:s text:c="11"/>uwaga : w przypadku planowanej budowy obiektu handlowego należy określić jego<text:s/></text:span><text:span text:style-name="T38">powierzchnię sprzedaży</text:span><text:s text:c="117"/></text:p>
      <text:p text:style-name="P39">a) wnioskowane usytuowanie wjazdu na działkę. . . . . . . . . . . . . . . . . . . . . . . . . . . . . . . . .<text:s/>……….<text:s/></text:p>
      <text:p text:style-name="P40">………………………………………………………………………………………………………</text:p>
      <text:p text:style-name="P41"><text:span text:style-name="T42">(np. w miejscu istniejącego wjazdu, w innym miejscu wskazanym na rysunku, w dowolnym miejscu)<text:s/></text:span><text:span text:style-name="T43"><text:s/></text:span></text:p>
      <text:p text:style-name="P44"><text:span text:style-name="T45">b) liczba miejsc parkingowych:<text:s/></text:span><text:span text:style-name="T46">(szczególnie dla handlu i usług)</text:span><text:span text:style-name="T47">. . . . . . . . . . . . . . . . . . . . . . ……</text:span><text:span text:style-name="T48">…</text:span></text:p>
      <text:p text:style-name="P49">c) powierzchnia zabudowy. . . . . . . . . . . . . . . . . . . . . . . . . . . . . . . . . . . . . . . . . . . . . . . . . . . . ……..</text:p>
      <text:p text:style-name="P50">d) powierzchnia użytkowa. . . . . . . . . . . . . . . . . . . . . . . . . . . . . . . . . . . . . . . . . . . . . . . . . . . . ……...</text:p>
      <text:p text:style-name="P51"><text:span text:style-name="T52">e) ilość kondygnacji.</text:span><text:s/>. .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<text:s/></text:p>
      <text:p text:style-name="P53"/>
      <text:soft-page-break/>
      <text:p text:style-name="P54"><text:span text:style-name="T55">3</text:span><text:span text:style-name="T56">)</text:span><text:span text:style-name="T57"><text:s/>Przewidywana infrastruktura :</text:span></text:p>
      <text:p text:style-name="P58"><text:span text:style-name="T59">● zapotrzebowanie na wodę: tak/ nie/, wodociąg . . . . . . . . . . . . . . . . . . . . . . . . . . . . . m</text:span><text:span text:style-name="T60">3</text:span><text:span text:style-name="T61">/d,</text:span></text:p>
      <text:p text:style-name="P62"><text:span text:style-name="T63">● zapotrzebowanie na energię elektryczną : nie/ tak <text:s/>–<text:s/></text:span><text:span text:style-name="T64">określić dokładnie</text:span><text:span text:style-name="T65"><text:s/>w kW . . . . . . . ., <text:s/></text:span></text:p>
      <text:p text:style-name="P66"><text:span text:style-name="T67">● sposób odprowadzania lub oczyszczania ścieków : tak/ nie/, kanalizacja sanitarna, przydomowa oczyszczalnia ścieków, ew. szambo . . . . . . . . . . . . . . . . . . . . . . . . . . . . .m</text:span><text:span text:style-name="T68">3</text:span><text:span text:style-name="T69">/d,<text:s/></text:span></text:p>
      <text:p text:style-name="P70">● zapotrzebowanie na gaz sieciowy . . . . . . . . . . . . . . . . . . . . . . . . . . . . . . . . . . . . . . . . . . . .,</text:p>
      <text:p text:style-name="P71">● sposób ogrzewania <text:s/>: <text:s/>z sieci miejskiej <text:s text:c="2"/>/ <text:s/>własna kotłownia gazowa <text:s text:c="2"/>/ <text:s/>elektryczne/*<text:s/></text:p>
      <text:p text:style-name="P72"><text:span text:style-name="T73">4</text:span><text:span text:style-name="T74">)</text:span><text:span text:style-name="T75"><text:s/>Parametry inwestycji * :</text:span></text:p>
      <text:p text:style-name="P76">● zatrudnienie – ilość osób <text:s/>. . . . . . . . . . . . . .<text:s/></text:p>
      <text:p text:style-name="P77">● produkcja, składowanie (rodzaj, wielkość) <text:s/>. . . . . . . . . . . . . . . . . . . . . . . . . . . . . . . . . . . . . . . . . . . . . . . . . . . . . . . . . . . . . . . . . . . . . . . . . . . . . . . . . . . . . . . . . . . . . . . . . . . . . . . . . . . . .,<text:s/></text:p>
      <text:p text:style-name="P78">● sposób unieszkodliwienia odpadów</text:p>
      <text:p text:style-name="P79">. . . . . . . . . . . . . . . . . . . . . . . . . . . . . . . . . . . . . . . . . . . . . . . . . . . . . . . . . . . . . . . . . . . . . . . . . . . . . . . . . . . . . . . . . . . . . . . . . . . . . . . . . . . . . . . . . . . . . . . . . . . . . . . . . . . . . . . . . . . .<text:s/></text:p>
      <text:p text:style-name="P80"><text:span text:style-name="T81">(np. „</text:span><text:span text:style-name="T82">odpady będą wywożone, gospodarowane i neutralizowane zgodnie z prawem</text:span><text:span text:style-name="T83"><text:s/></text:span><text:span text:style-name="T84">-<text:s/></text:span><text:span text:style-name="T85">ustawą</text:span><text:span text:style-name="T86"><text:s/>z dnia 27 kwietnia 2001 r. o odpadach</text:span><text:span text:style-name="T87">, z póżń.zm.”)</text:span></text:p>
      <text:p text:style-name="P88"><text:span text:style-name="T89">e) Określenie charakterystycznych parametrów technicznych inwestycji oraz dane charakteryzujące jej wpływ na środowisko</text:span><text:span text:style-name="T90"><text:s/></text:span><text:span text:style-name="T91">(istotne dla klasyfikacji inwestycji pod kątem rozporządzenia Rady Ministrów w sprawie przedsięwzięć mogących znacząco oddziaływać na środowisko<text:s/></text:span><text:span text:style-name="T92">)</text:span></text:p>
      <text:p text:style-name="P93"><text:s text:c="3"/>. . . . . . . . . . . . . . . . . . . . . . . . . . . . . . . . . . . . . . . . . . . . . . . . . . . . . . . . . . . . . . . . . . . . . . <text:s/></text:p>
      <text:p text:style-name="P94"><text:s text:c="2"/><text:s/>. . . . . . . . . . . . . . . . . . . . . . . . . . . . . . . . . . . . . . . . . . . . . . . . . . . . . . . . . . . . . . . . . . . . . .</text:p>
      <text:p text:style-name="P95"><text:s text:c="2"/><text:s/>. . . . . . . . . . . . . . . . . . . . . . . . . . . . . . . . . . . . . . . . . . . . . . . . . . . . . . . . . . . . . . . . . . . . . .</text:p>
      <text:p text:style-name="P96"><text:s text:c="2"/><text:s/>. . . . . . . . . . . . . . . . . . . . . . . . . . . . . . . . . . . . . . . . . . . . . . . . . . . . . . . . . . . . . . . . . . . . . .</text:p>
      <text:p text:style-name="P97"><text:s text:c="2"/><text:s/>. . . . . . . . . . . . . . . . . . . . . . . . . . . . . . . . . . . . . . . . . . . . . . . . . . . . . . . . . . . . . . . . . . . . . .</text:p>
      <text:p text:style-name="P98"><text:s text:c="2"/><text:s/>. . . . . . . . . . . . . . . . . . . . . . . . . . . . . . . . . . . . . . . . . . . . . . . . . . . . . . . . . . . . . . . . . . . . . .</text:p>
      <text:p text:style-name="P99"><text:s text:c="89"/></text:p>
      <text:p text:style-name="P100"><text:s text:c="11"/>. . . . . . . . . . . . . . . . . . . . . . . . . . . . . . . . . . . . . . . . . . . . . . . . . .<text:s/></text:p>
      <text:p text:style-name="P101"><text:s text:c="76"/>(Podpis wnioskodawcy, ew. podpis i pieczątka firmowa,</text:p>
      <text:p text:style-name="P102"><text:s text:c="76"/>w przypadku, gdy inwestorem jest S. C. – nazwiska właścicieli Spółki)</text:p>
      <text:p text:style-name="P103"/>
      <text:p text:style-name="P104"/>
      <text:p text:style-name="P105"/>
      <text:p text:style-name="P106"/>
      <text:p text:style-name="P107"><text:span text:style-name="T108">Do wniosku dołączam</text:span>*<text:span text:style-name="T109"><text:s/>:</text:span></text:p>
      <text:p text:style-name="P110"><text:span text:style-name="T111">1.<text:s/></text:span><text:span text:style-name="T112">2 egz. mapy</text:span><text:span text:style-name="T113"><text:s/>do celów informacyjnych z uzbrojeniem p</text:span><text:span text:style-name="T114">odziemnym</text:span><text:span text:style-name="T115">, obejmującej teren, którego wniosek dotyczy<text:s/></text:span><text:span text:style-name="T116">i obszar, na który wnioskowana inwestycja będzie oddziaływać (wyznaczony w odległości nie mniejszej niż 3-krotna szerokość frontu działki objętej wnioskiem, nie mniejszej jednak niż 50 m)</text:span><text:span text:style-name="T117">, a w</text:span><text:span text:style-name="T118"><text:s/>przypadku inwestycji liniowej<text:s/></text:span><text:span text:style-name="T119">z p</text:span><text:span text:style-name="T120">roponowanym przebiegiem sieci,</text:span></text:p>
      <text:p text:style-name="P121">2.<text:s/>graficzne przedstawienie inwestycji</text:p>
      <text:p text:style-name="P122">3. warunki techniczne gestorów sieci infrastruktury technicznej lub zapewnienie dostawy wody, energii, gazu, odprowadzania ścieków itd.</text:p>
      <text:p text:style-name="P123">4.<text:s/>pełnomocnictwo<text:s/>(wraz<text:s/>z opłatą skarbową w wysokości 17,00 zł)<text:s/></text:p>
      <text:p text:style-name="P124"/>
      <text:p text:style-name="P125"><text:span text:style-name="T126">*<text:s/></text:span>niepotrzebne skreślić</text:p>
      <text:p text:style-name="P127"/>
      <text:p text:style-name="P128">do wniosku należy dołączyć dowód zapłaty opłaty<text:s/>skarbowej<text:s/>w wys. 107 zł<text:s/>(Dz.U.z 2006r. nr 225, poz.1635)</text:p>
      <text:p text:style-name="P129"><text:span text:style-name="T130"><text:s/></text:span><text:span text:style-name="T131">(</text:span><text:span text:style-name="T132">nie dotyczy budownictwa mieszkaniowego)</text:span></text:p>
      <text:p text:style-name="P133"><text:s text:c="57"/><text:s text:c="69"/></text:p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text-align="end"/>
      <style:text-properties fo:font-size="14pt" style:font-size-asian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text-align="center"/>
      <style:text-properties fo:font-size="14pt" style:font-size-asian="14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text-align="center"/>
      <style:text-properties fo:font-size="13pt" style:font-size-asian="13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text-align="justify"/>
      <style:text-properties fo:font-size="13pt" style:font-size-asian="13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text-align="center" fo:margin-left="3.9333in">
        <style:tab-stops/>
      </style:paragraph-properties>
      <style:text-properties fo:font-weight="bold" style:font-weight-asian="bold" fo:font-size="16pt" style:font-size-asian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text-properties fo:font-size="13pt" style:font-size-asian="13pt" fo:hyphenate="false"/>
    </style:style>
    <style:style style:name="Tekstprzypisudolnego" style:display-name="Tekst przypisu dolnego" style:family="paragraph" style:parent-style-name="Normalny">
      <style:text-properties fo:hyphenate="false"/>
    </style:style>
    <style:style style:name="Odwołanieprzypisudolnego" style:display-name="Odwołanie przypisu dolnego" style:family="text" style:parent-style-name="Domyślnaczcionkaakapitu">
      <style:text-properties style:text-position="super 65%"/>
    </style:style>
    <style:style style:name="Tekstpodstawowy2" style:display-name="Tekst podstawowy 2" style:family="paragraph" style:parent-style-name="Normalny">
      <style:paragraph-properties fo:text-align="justify"/>
      <style:text-properties fo:font-size="13pt" style:font-size-asian="13pt" fo:hyphenate="false"/>
    </style:style>
    <style:style style:name="Tekstpodstawowy3" style:display-name="Tekst podstawowy 3" style:family="paragraph" style:parent-style-name="Normalny">
      <style:paragraph-properties fo:text-align="justify" fo:margin-right="-0.2958in"/>
      <style:text-properties fo:font-size="13pt" style:font-size-asian="13pt"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2">
      <text:list-level-style-number text:level="1" style:num-suffix=")" style:num-format="a" style:num-letter-sync="true" text:start-value="2">
        <style:list-level-properties text:space-before="0in" text:min-label-width="0.322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in" text:min-label-width="0.2708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5">
      <text:list-level-style-bullet text:level="1" text:bullet-char="-">
        <style:list-level-properties text:space-before="0.0416in" text:min-label-width="0.25in"/>
      </text:list-level-style-bullet>
    </text:list-style>
    <text:list-style style:name="LFO6">
      <text:list-level-style-number text:level="1" style:num-suffix=")" style:num-format="a" style:num-letter-sync="true">
        <style:list-level-properties text:space-before="0in" text:min-label-width="0.25in"/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)" style:num-format="a" style:num-letter-sync="true" text:start-value="6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)" style:num-format="a" style:num-letter-sync="true" text:start-value="4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)" style:num-format="a" style:num-letter-sync="true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)" style:num-format="a" style:num-letter-sync="true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Gdynia, dnia</dc:title>
    <meta:initial-creator>Volga</meta:initial-creator>
    <dc:creator>Paweł</dc:creator>
    <meta:creation-date>2011-09-16T10:09:00Z</meta:creation-date>
    <dc:date>2011-09-16T10:09:00Z</dc:date>
    <meta:print-date>2007-01-09T07:17:00Z</meta:print-date>
    <meta:template xlink:href="Normal" xlink:type="simple"/>
    <meta:editing-cycles>2</meta:editing-cycles>
    <meta:editing-duration>PT0S</meta:editing-duration>
    <meta:document-statistic meta:page-count="2" meta:paragraph-count="16" meta:word-count="1146" meta:character-count="8011" meta:row-count="57" meta:non-whitespace-character-count="6881"/>
  </office:meta>
</office:document-meta>
</file>